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1.9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Student Name (ID)</text:p>
          </table:table-cell>
          <table:table-cell office:value-type="string" calcext:value-type="string">
            <text:p>Week 1</text:p>
          </table:table-cell>
          <table:table-cell office:value-type="string" calcext:value-type="string">
            <text:p>Week 2</text:p>
          </table:table-cell>
          <table:table-cell office:value-type="string" calcext:value-type="string">
            <text:p>Week 3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Week 6</text:p>
          </table:table-cell>
          <table:table-cell office:value-type="string" calcext:value-type="string">
            <text:p>Week 7</text:p>
          </table:table-cell>
          <table:table-cell office:value-type="string" calcext:value-type="string">
            <text:p>Week 8</text:p>
          </table:table-cell>
          <table:table-cell office:value-type="string" calcext:value-type="string">
            <text:p>Week 9</text:p>
          </table:table-cell>
          <table:table-cell office:value-type="string" calcext:value-type="string">
            <text:p>Week 10</text:p>
          </table:table-cell>
          <table:table-cell office:value-type="string" calcext:value-type="string">
            <text:p>Week 11</text:p>
          </table:table-cell>
          <table:table-cell office:value-type="string" calcext:value-type="string">
            <text:p>Week 12</text:p>
          </table:table-cell>
          <table:table-cell office:value-type="string" calcext:value-type="string">
            <text:p>Week 13</text:p>
          </table:table-cell>
        </table:table-row>
        <table:table-row table:style-name="ro1">
          <table:table-cell office:value-type="string" calcext:value-type="string">
            <text:p>Springer (20544908)</text:p>
          </table:table-cell>
          <table:table-cell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table:formula="of:=4.5/5" office:value-type="float" office:value="0.9" calcext:value-type="float">
            <text:p>0.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ndor (20514528)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3.5/5" office:value-type="float" office:value="0.7" calcext:value-type="float">
            <text:p>0.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lacio (20495983)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aker (20495983)</text:p>
          </table:table-cell>
          <table:table-cell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erez (20485992)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.83/5" office:value-type="float" office:value="0.566" calcext:value-type="float">
            <text:p>0.56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stillo (20497026)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4.17/5" office:value-type="float" office:value="0.834" calcext:value-type="float">
            <text:p>0.8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ashington (20504641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lles (20590968)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table:formula="of:=3.33/5" office:value-type="float" office:value="0.666" calcext:value-type="float">
            <text:p>0.66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ulrooney (20539107)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table:formula="of:=4.33/5" office:value-type="float" office:value="0.866" calcext:value-type="float">
            <text:p>0.86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ertz (20470351)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table:formula="of:=3.33/5" office:value-type="float" office:value="0.666" calcext:value-type="float">
            <text:p>0.66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abela (20487067)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formula="of:=4.5/5" office:value-type="float" office:value="0.9" calcext:value-type="float">
            <text:p>0.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eon (20545073)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oe (20580881)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stanos (20480929)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table:formula="of:=3.67/5" office:value-type="float" office:value="0.734" calcext:value-type="float">
            <text:p>0.7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gajanian (20483558)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formula="of:=4.33/5" office:value-type="float" office:value="0.866" calcext:value-type="float">
            <text:p>0.86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mos (20441197)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ttaua (20501122)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table:formula="of:=2.83/5" office:value-type="float" office:value="0.566" calcext:value-type="float">
            <text:p>0.56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an Butselaar (20604706)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rdonez (20482967)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ernandez (20541553)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formula="of:=2.16666/5" office:value-type="float" office:value="0.433332" calcext:value-type="float">
            <text:p>0.43333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ng (20486104)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oore (20545106)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table:formula="of:=1.67/5" office:value-type="float" office:value="0.334" calcext:value-type="float">
            <text:p>0.3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illrich (20519831)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i (20570758)</text:p>
          </table:table-cell>
          <table:table-cell office:value-type="float" office:value="0.7247" calcext:value-type="float">
            <text:p>0.7247</text:p>
          </table:table-cell>
          <table:table-cell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6">00/00/0000</text:date>, <text:time style:data-style-name="N2" text:time-value="09:27:36.1667792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6T16:14:05.535037993</meta:creation-date>
    <dc:date>2017-09-26T10:25:13.247403487</dc:date>
    <meta:editing-duration>PT6H6M29S</meta:editing-duration>
    <meta:editing-cycles>51</meta:editing-cycles>
    <meta:generator>LibreOffice/5.1.6.2$Linux_X86_64 LibreOffice_project/10m0$Build-2</meta:generator>
    <meta:document-statistic meta:table-count="1" meta:cell-count="110" meta:object-count="0"/>
  </office:meta>
</office:document-meta>
</file>